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dbcf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4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4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4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4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dash" draw:stroke-dash="Dashed_20__28_var_29__20_64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4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4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4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dash" draw:stroke-dash="Dashed_20__28_var_29__20_64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dash" draw:stroke-dash="Dashed_20__28_var_29__20_64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4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draw:stroke-dash="Dashed_20__28_var_29__20_64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64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1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64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draw:stroke-dash="Dashed_20__28_var_29__20_64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64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draw:stroke-dash="Dashed_20__28_var_29__20_64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4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9cm" fo:padding-bottom="0.139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8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ddbcf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9pt" style:font-style-asian="normal" style:font-weight-asian="normal" style:font-name-complex="Tahoma" style:font-size-complex="9pt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9pt" style:font-style-asian="normal" style:font-weight-asian="normal" style:font-name-complex="Tahoma" style:font-size-complex="9pt" style:font-style-complex="normal" style:font-weight-complex="normal" style:text-emphasize="none" style:text-scale="100%" style:font-relief="none"/>
    </style:style>
    <style:style style:name="T4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733cm" svg:height="2.133cm" svg:x="9.36cm" svg:y="13.999cm" svg:viewBox="0 0 2734 2134" draw:points="0,2134 1182,2134 2734,1063 2729,0 1555,4 8,1066 8,2134 27,2134">
            <text:p/>
          </draw:polygon>
          <draw:line draw:style-name="gr2" draw:text-style-name="P2" draw:layer="layout" svg:x1="9.361cm" svg:y1="15.062cm" svg:x2="10.533cm" svg:y2="15.062cm">
            <text:p/>
          </draw:line>
          <draw:line draw:style-name="gr3" draw:text-style-name="P2" draw:layer="layout" svg:x1="9.361cm" svg:y1="16.131cm" svg:x2="10.533cm" svg:y2="16.131cm">
            <text:p/>
          </draw:line>
          <draw:line draw:style-name="gr4" draw:text-style-name="P2" draw:layer="layout" svg:x1="10.534cm" svg:y1="15.062cm" svg:x2="10.534cm" svg:y2="16.128cm">
            <text:p/>
          </draw:line>
          <draw:line draw:style-name="gr5" draw:text-style-name="P2" draw:layer="layout" svg:x1="10.923cm" svg:y1="13.994cm" svg:x2="12.095cm" svg:y2="13.994cm">
            <text:p/>
          </draw:line>
          <draw:line draw:style-name="gr6" draw:text-style-name="P2" draw:layer="layout" svg:x1="10.923cm" svg:y1="15.062cm" svg:x2="12.095cm" svg:y2="15.062cm">
            <text:p/>
          </draw:line>
          <draw:line draw:style-name="gr7" draw:text-style-name="P2" draw:layer="layout" svg:x1="9.355cm" svg:y1="15.064cm" svg:x2="10.922cm" svg:y2="13.994cm">
            <text:p/>
          </draw:line>
          <draw:line draw:style-name="gr8" draw:text-style-name="P2" draw:layer="layout" svg:x1="10.54cm" svg:y1="16.124cm" svg:x2="12.094cm" svg:y2="15.062cm">
            <text:p/>
          </draw:line>
          <draw:line draw:style-name="gr9" draw:text-style-name="P2" draw:layer="layout" svg:x1="10.534cm" svg:y1="15.062cm" svg:x2="12.094cm" svg:y2="13.994cm">
            <text:p/>
          </draw:line>
          <draw:line draw:style-name="gr10" draw:text-style-name="P2" draw:layer="layout" svg:x1="9.361cm" svg:y1="16.128cm" svg:x2="10.921cm" svg:y2="15.062cm">
            <text:p/>
          </draw:line>
          <draw:line draw:style-name="gr11" draw:text-style-name="P2" draw:layer="layout" svg:x1="10.923cm" svg:y1="13.994cm" svg:x2="10.923cm" svg:y2="15.062cm">
            <text:p/>
          </draw:line>
          <draw:line draw:style-name="gr12" draw:text-style-name="P2" draw:layer="layout" svg:x1="9.361cm" svg:y1="15.049cm" svg:x2="9.364cm" svg:y2="16.135cm">
            <text:p/>
          </draw:line>
          <draw:frame draw:style-name="gr13" draw:text-style-name="P4" draw:layer="layout" svg:width="0.376cm" svg:height="0.38cm" svg:x="12.131cm" svg:y="13.738cm">
            <draw:text-box>
              <text:p text:style-name="P3"><text:span text:style-name="T1">F</text:span></text:p>
            </draw:text-box>
          </draw:frame>
          <draw:frame draw:style-name="gr14" draw:text-style-name="P5" draw:layer="layout" svg:width="0.376cm" svg:height="0.419cm" svg:x="10.672cm" svg:y="13.644cm">
            <draw:text-box>
              <text:p text:style-name="P3"><text:span text:style-name="T2">E</text:span></text:p>
            </draw:text-box>
          </draw:frame>
          <draw:frame draw:style-name="gr15" draw:text-style-name="P4" draw:layer="layout" svg:width="0.373cm" svg:height="0.38cm" svg:x="12.161cm" svg:y="14.905cm">
            <draw:text-box>
              <text:p text:style-name="P3"><text:span text:style-name="T1">G</text:span></text:p>
            </draw:text-box>
          </draw:frame>
          <draw:frame draw:style-name="gr16" draw:text-style-name="P4" draw:layer="layout" svg:width="0.373cm" svg:height="0.38cm" svg:x="10.374cm" svg:y="14.68cm">
            <draw:text-box>
              <text:p text:style-name="P3"><text:span text:style-name="T1">B</text:span></text:p>
            </draw:text-box>
          </draw:frame>
          <draw:frame draw:style-name="gr17" draw:text-style-name="P4" draw:layer="layout" svg:width="0.376cm" svg:height="0.38cm" svg:x="10.891cm" svg:y="15.082cm">
            <draw:text-box>
              <text:p text:style-name="P3"><text:span text:style-name="T1">H</text:span></text:p>
            </draw:text-box>
          </draw:frame>
          <draw:frame draw:style-name="gr18" draw:text-style-name="P6" draw:layer="layout" svg:width="0.311cm" svg:height="0.38cm" svg:x="9.072cm" svg:y="14.743cm">
            <draw:text-box>
              <text:p text:style-name="P3"><text:span text:style-name="T3">A</text:span></text:p>
            </draw:text-box>
          </draw:frame>
          <draw:line draw:style-name="gr19" draw:text-style-name="P2" draw:layer="layout" svg:x1="12.096cm" svg:y1="13.999cm" svg:x2="12.096cm" svg:y2="15.067cm">
            <text:p/>
          </draw:line>
          <draw:frame draw:style-name="gr20" draw:text-style-name="P8" draw:layer="layout" svg:width="0.288cm" svg:height="0.38cm" svg:x="9.065cm" svg:y="16.066cm">
            <draw:text-box>
              <text:p text:style-name="P7"><text:span text:style-name="T4">D</text:span></text:p>
            </draw:text-box>
          </draw:frame>
          <draw:frame draw:style-name="gr21" draw:text-style-name="P8" draw:layer="layout" svg:width="0.258cm" svg:height="0.38cm" svg:x="10.645cm" svg:y="16.033cm">
            <draw:text-box>
              <text:p text:style-name="P7"><text:span text:style-name="T4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5cm" draw:dots2="1" draw:dots2-length="0.005cm" draw:distance="0.005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5cm" draw:dots2="1" draw:dots2-length="0.005cm" draw:distance="0.005cm"/>
    <draw:stroke-dash draw:name="Dashed_20__28_var_29__20_6422" draw:display-name="Dashed (var) 6422" draw:style="rect" draw:dots1="1" draw:dots1-length="0.005cm" draw:dots2="1" draw:dots2-length="0.005cm" draw:distance="0.005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53:31.341563541</meta:creation-date>
    <dc:date>2018-05-18T10:53:55.003800631</dc:date>
    <meta:editing-duration>PT24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